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7b7b" officeooo:paragraph-rsid="00137b7b"/>
    </style:style>
    <style:style style:name="P2" style:family="paragraph" style:parent-style-name="Standard">
      <style:text-properties fo:font-weight="bold" officeooo:rsid="00137b7b" officeooo:paragraph-rsid="00137b7b" style:font-weight-asian="bold" style:font-weight-complex="bold"/>
    </style:style>
    <style:style style:name="P3" style:family="paragraph" style:parent-style-name="Standard">
      <style:text-properties fo:font-weight="bold" officeooo:rsid="0014afd0" officeooo:paragraph-rsid="0014afd0" style:font-weight-asian="bold" style:font-weight-complex="bold"/>
    </style:style>
    <style:style style:name="P4" style:family="paragraph" style:parent-style-name="Standard">
      <style:text-properties fo:font-weight="normal" officeooo:rsid="0014afd0" officeooo:paragraph-rsid="0014afd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af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do de empresas</text:p>
      <text:p text:style-name="P1">Mi listado de prioridades se basan en aquellas opciones en las que veo más posibilidades para después de las prácticas <text:span text:style-name="T1">seguir trabajando en la empresa y si tienen sede en Madrid para poder intentar hacer una relocalización allí.</text:span></text:p>
      <text:p text:style-name="P1"><text:span text:style-name="T1"/></text:p>
      <text:p text:style-name="P2">1.- Altia <text:span text:style-name="T2">(Más prioritario)</text:span></text:p>
      <text:p text:style-name="P2"/>
      <text:p text:style-name="P2">2.- Plexus</text:p>
      <text:p text:style-name="P2"/>
      <text:p text:style-name="P4">Si no es posible una de esas dos, me resultaría indiferente la empresa y solo me quedaría para el período de prácticas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5:56:11.962000000</meta:creation-date>
    <dc:date>2025-01-14T17:02:53.299000000</dc:date>
    <meta:editing-duration>PT35M22S</meta:editing-duration>
    <meta:editing-cycles>1</meta:editing-cycles>
    <meta:document-statistic meta:table-count="0" meta:image-count="0" meta:object-count="0" meta:page-count="1" meta:paragraph-count="5" meta:word-count="69" meta:character-count="403" meta:non-whitespace-character-count="339"/>
    <meta:generator>LibreOffice/24.2.3.2$Windows_X86_64 LibreOffice_project/433d9c2ded56988e8a90e6b2e771ee4e6a5ab2ba</meta:generator>
  </office:meta>
</office:document-meta>
</file>